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B00000096920CE270.png" manifest:media-type="image/png"/>
  <manifest:file-entry manifest:full-path="Pictures/1000000000000303000001AE351669C2.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Heading_20_2" style:list-style-name="Numbering_20_1"/>
    <style:style style:name="P5" style:family="paragraph" style:parent-style-name="Heading_20_1" style:list-style-name="Numbering_20_1"/>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18_699631565" text:style-name="Index_20_Link" text:visited-style-name="Index_20_Link">1.Introduction<text:tab/>1</text:a></text:p>
          <text:p text:style-name="P6"><text:a xlink:type="simple" xlink:href="#__RefHeading__120_699631565" text:style-name="Index_20_Link" text:visited-style-name="Index_20_Link">2.Getting ready<text:tab/>2</text:a></text:p>
          <text:p text:style-name="P6"><text:a xlink:type="simple" xlink:href="#__RefHeading__929_1820745526" text:style-name="Index_20_Link" text:visited-style-name="Index_20_Link">3.Windows<text:tab/>2</text:a></text:p>
          <text:p text:style-name="P7"><text:a xlink:type="simple" xlink:href="#__RefHeading__122_699631565" text:style-name="Index_20_Link" text:visited-style-name="Index_20_Link">3.1.A simple window<text:tab/>2</text:a></text:p>
          <text:p text:style-name="P7"><text:a xlink:type="simple" xlink:href="#__RefHeading__510_550330102" text:style-name="Index_20_Link" text:visited-style-name="Index_20_Link">3.2.A better Window<text:tab/>5</text:a></text:p>
          <text:p text:style-name="P6"><text:a xlink:type="simple" xlink:href="#__RefHeading__931_1820745526" text:style-name="Index_20_Link" text:visited-style-name="Index_20_Link">4.Button Basics<text:tab/>7</text:a></text:p>
          <text:p text:style-name="P7"><text:a xlink:type="simple" xlink:href="#__RefHeading__512_550330102" text:style-name="Index_20_Link" text:visited-style-name="Index_20_Link">4.1.Adding buttons<text:tab/>7</text:a></text:p>
          <text:p text:style-name="P7"><text:a xlink:type="simple" xlink:href="#__RefHeading__1464_550330102" text:style-name="Index_20_Link" text:visited-style-name="Index_20_Link">4.2.Adding button functions<text:tab/>10</text:a></text:p>
          <text:p text:style-name="P6"><text:a xlink:type="simple" xlink:href="#__RefHeading__933_1820745526" text:style-name="Index_20_Link" text:visited-style-name="Index_20_Link">5.Labels<text:tab/>13</text:a></text:p>
          <text:p text:style-name="P7"><text:a xlink:type="simple" xlink:href="#__RefHeading__1528_550330102" text:style-name="Index_20_Link" text:visited-style-name="Index_20_Link">5.1.Fun with labels<text:tab/>13</text:a></text:p>
          <text:p text:style-name="P6"><text:a xlink:type="simple" xlink:href="#__RefHeading__935_1820745526" text:style-name="Index_20_Link" text:visited-style-name="Index_20_Link">6.More Buttons<text:tab/>17</text:a></text:p>
          <text:p text:style-name="P7"><text:a xlink:type="simple" xlink:href="#__RefHeading__937_1820745526" text:style-name="Index_20_Link" text:visited-style-name="Index_20_Link">6.1.Check box<text:tab/>17</text:a></text:p>
          <text:p text:style-name="P7"><text:a xlink:type="simple" xlink:href="#__RefHeading__3580_1795920457" text:style-name="Index_20_Link" text:visited-style-name="Index_20_Link">6.2.Radio Box<text:tab/>20</text:a></text:p>
        </text:index-body>
      </text:table-of-content>
      <text:list xml:id="list4032604781" text:style-name="Numbering_20_1">
        <text:list-item>
          <text:h text:style-name="P5"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ntended for C, the is very useful. Most of the bindings to Perl are deliberately logical and it soon becomes easy to interpret.</text:p>
      <text:p text:style-name="Text_20_body"/>
      <text:p text:style-name="Quotations"><text:soft-page-break/>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2054485043" text:continue-numbering="true" text:style-name="Numbering_20_1">
        <text:list-item>
          <text:h text:style-name="P5"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658294886" text:continue-numbering="true" text:style-name="Numbering_20_1">
        <text:list-item>
          <text:h text:style-name="P5" text:outline-level="1"><text:bookmark-start text:name="__RefHeading__929_1820745526"/>Windows<text:bookmark-end text:name="__RefHeading__929_1820745526"/></text:h>
          <text:list>
            <text:list-item>
              <text:h text:style-name="P4"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text:soft-page-break/>#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text:soft-page-break/>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031005175" text:continue-numbering="true" text:style-name="Numbering_20_1">
        <text:list-item>
          <text:list>
            <text:list-item>
              <text:h text:style-name="P4"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text:soft-page-break/>#!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858116521" text:continue-numbering="true" text:style-name="Numbering_20_1">
        <text:list-item>
          <text:h text:style-name="P5" text:outline-level="1"><text:bookmark-start text:name="__RefHeading__931_1820745526"/><text:soft-page-break/>Button Basics<text:bookmark-end text:name="__RefHeading__931_1820745526"/></text:h>
          <text:list>
            <text:list-item>
              <text:h text:style-name="P4"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text:soft-page-break/>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text:soft-page-break/>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729153868" text:continue-numbering="true" text:style-name="Numbering_20_1">
        <text:list-item>
          <text:list>
            <text:list-item>
              <text:h text:style-name="P4"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text:soft-page-break/>$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078304537" text:continue-numbering="true" text:style-name="Numbering_20_1">
        <text:list-item>
          <text:h text:style-name="P5" text:outline-level="1"><text:bookmark-start text:name="__RefHeading__933_1820745526"/>Labels<text:bookmark-end text:name="__RefHeading__933_1820745526"/></text:h>
          <text:list>
            <text:list-item>
              <text:h text:style-name="P4"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text:soft-page-break/></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text:soft-page-break/>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text:soft-page-break/>If the userdata is “twist” we read the label angle, take away 30 degrees and reset the label to the new angle. Each time we press the button the label moves by another 30 degrees.</text:p>
      <text:p text:style-name="Text_20_body">If the userdata is “red” we change the text using the set_markup function which allows us to add html type styling. If the userdata is weird we change the styling to cyan with a yellow background.</text:p>
      <text:list xml:id="list313794401" text:continue-numbering="true" text:style-name="Numbering_20_1">
        <text:list-item>
          <text:h text:style-name="P5" text:outline-level="1"><text:bookmark-start text:name="__RefHeading__935_1820745526"/>More Buttons<text:bookmark-end text:name="__RefHeading__935_1820745526"/></text:h>
          <text:list>
            <text:list-item>
              <text:h text:style-name="P4"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text:soft-page-break/>#!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text:soft-page-break/>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ext:soft-page-break/>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p>
      <text:list xml:id="list1691105674" text:continue-numbering="true" text:style-name="Numbering_20_1">
        <text:list-item>
          <text:list>
            <text:list-item>
              <text:h text:style-name="P4" text:outline-level="2"><text:bookmark-start text:name="__RefHeading__3580_1795920457"/>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lways">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499cm" fo:margin-bottom="0.499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1</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31T09:50:38</dc:date>
    <dc:creator>kevin </dc:creator>
    <meta:editing-duration>PT6H35M41S</meta:editing-duration>
    <meta:editing-cycles>24</meta:editing-cycles>
    <meta:generator>LibreOffice/3.5$Linux_X86_64 LibreOffice_project/350m1$Build-2</meta:generator>
    <dc:title>Gtk3 Perl Tutorial</dc:title>
    <meta:document-statistic meta:table-count="0" meta:image-count="7" meta:object-count="0" meta:page-count="21" meta:paragraph-count="466" meta:word-count="3260" meta:character-count="22850" meta:non-whitespace-character-count="19962"/>
  </office:meta>
</office:document-meta>
</file>